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.001cm" svg:y="4.695cm" presentation:class="title" presentation:user-transformed="true">
          <draw:text-box>
            <text:p text:style-name="P1"><text:span text:style-name="T1">Él Volve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mo el relámpago</text:span><text:span text:style-name="T2"><text:line-break/></text:span><text:span text:style-name="T2">Que sale en el oriente</text:span><text:span text:style-name="T2"><text:line-break/></text:span><text:span text:style-name="T2">Y va al occidente, así será</text:span><text:span text:style-name="T2"><text:line-break/></text:span><text:span text:style-name="T2">Cuando vuelva el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mo un ladrón</text:span><text:span text:style-name="T2"><text:line-break/></text:span><text:span text:style-name="T2">Que viene en la noche</text:span><text:span text:style-name="T2"><text:line-break/></text:span><text:span text:style-name="T2">Y nadie lo espera, así será</text:span><text:span text:style-name="T2"><text:line-break/></text:span><text:span text:style-name="T2">Cuando vuelva Jesú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Él volverá</text:span><text:span text:style-name="T2"><text:line-break/></text:span><text:span text:style-name="T2">Y a su gloria me transformará</text:span><text:span text:style-name="T2"><text:line-break/></text:span><text:span text:style-name="T2">Regresará</text:span><text:span text:style-name="T2"><text:line-break/></text:span><text:span text:style-name="T2">Y en una nube me arreba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n poder y gran gloria</text:span><text:span text:style-name="T2"><text:line-break/></text:span><text:span text:style-name="T2">Cristo Jesús, volve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n voz de mando</text:span><text:span text:style-name="T2"><text:line-break/></text:span><text:span text:style-name="T2">Descenderá del cielo</text:span><text:span text:style-name="T2"><text:line-break/></text:span><text:span text:style-name="T2">Y tocarán trompeta, así será</text:span><text:span text:style-name="T2"><text:line-break/></text:span><text:span text:style-name="T2">Cuando vuelva el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Él llamará</text:span><text:span text:style-name="T2"><text:line-break/></text:span><text:span text:style-name="T2">A los que han dormido</text:span><text:span text:style-name="T2"><text:line-break/></text:span><text:span text:style-name="T2">Y a los que hemos creído, así será</text:span><text:span text:style-name="T2"><text:line-break/></text:span><text:span text:style-name="T2">Cuando vuelva Jesú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Él volverá</text:span><text:span text:style-name="T2"><text:line-break/></text:span><text:span text:style-name="T2">Y a su gloria me transformará</text:span><text:span text:style-name="T2"><text:line-break/></text:span><text:span text:style-name="T2">Regresará</text:span><text:span text:style-name="T2"><text:line-break/></text:span><text:span text:style-name="T2">Y en una nube me arreba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n poder y gran gloria</text:span><text:span text:style-name="T2"><text:line-break/></text:span><text:span text:style-name="T2">Cristo Jesús, volve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Velad y orad, el tiempo se acerca</text:span><text:span text:style-name="T2"><text:line-break/></text:span><text:span text:style-name="T2">Purifícate en Él, conságrate a Él</text:span><text:span text:style-name="T2"><text:line-break/></text:span><text:span text:style-name="T2">Que tu Señor volve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Él volverá</text:span><text:span text:style-name="T2"><text:line-break/></text:span><text:span text:style-name="T2">Y a su gloria me transformará</text:span><text:span text:style-name="T2"><text:line-break/></text:span><text:span text:style-name="T2">Regresará</text:span><text:span text:style-name="T2"><text:line-break/></text:span><text:span text:style-name="T2">Y en una nube me arreba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n poder y gran gloria</text:span><text:span text:style-name="T2"><text:line-break/></text:span><text:span text:style-name="T2">Cristo Jesús, volve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5T10:00:34.559000000</meta:creation-date>
    <dc:date>2023-01-15T10:45:44.154000000</dc:date>
    <meta:editing-duration>PT34M29S</meta:editing-duration>
    <meta:editing-cycles>1</meta:editing-cycles>
    <meta:document-statistic meta:object-count="57"/>
    <meta:generator>Real_Office/6.2.3.2$Windows_x86 LibreOffice_project/b40a93cffb3080b9876e40c60e03703e9bd35612</meta:generator>
  </office:meta>
</office:document-meta>
</file>